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20000041A0E2BE88735066267.png" manifest:media-type="image/png"/>
  <manifest:file-entry manifest:full-path="Pictures/10000201000002B6000001745897B386F1136A1F.png" manifest:media-type="image/png"/>
  <manifest:file-entry manifest:full-path="Pictures/1000000000000020000000204B249CA79A42C6D7.png" manifest:media-type="image/png"/>
  <manifest:file-entry manifest:full-path="Pictures/10000201000004BF0000032E76481F00181191D8.png" manifest:media-type="image/png"/>
  <manifest:file-entry manifest:full-path="Pictures/100002010000014300000213290E0ECB13D46F3C.png" manifest:media-type="image/png"/>
  <manifest:file-entry manifest:full-path="Pictures/10000201000001940000019A6338ECED2D053E72.png" manifest:media-type="image/png"/>
  <manifest:file-entry manifest:full-path="Pictures/100002010000036B000002B1287075B19C8188F8.png" manifest:media-type="image/png"/>
  <manifest:file-entry manifest:full-path="Pictures/1000020100000143000001E081E3602A3EB6B60E.png" manifest:media-type="image/png"/>
  <manifest:file-entry manifest:full-path="Pictures/10000201000003590000024967501CA9EE338047.png" manifest:media-type="image/png"/>
  <manifest:file-entry manifest:full-path="Pictures/1000020100000141000001DC99D73B1F25157543.png" manifest:media-type="image/png"/>
  <manifest:file-entry manifest:full-path="Pictures/100002010000019200000104280720BDB0F316FD.png" manifest:media-type="image/png"/>
  <manifest:file-entry manifest:full-path="Pictures/1000020100000308000001B1878540571C0F6A42.png" manifest:media-type="image/png"/>
  <manifest:file-entry manifest:full-path="Pictures/1000020100000241000001F09742A6F98C2243B4.png" manifest:media-type="image/png"/>
  <manifest:file-entry manifest:full-path="Pictures/10000201000003020000021D4556CBA78815F7DE.png" manifest:media-type="image/png"/>
  <manifest:file-entry manifest:full-path="Pictures/10000201000002EE000001B2C76C2CE5859776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EG_20_box">
      <style:graphic-properties draw:textarea-vertical-align="middle"/>
    </style:style>
    <style:style style:name="gr3" style:family="graphic" style:parent-style-name="EG_20_Text">
      <style:graphic-properties draw:auto-grow-height="true" draw:auto-grow-width="false" fo:min-height="0.65cm" fo:min-width="0cm"/>
      <style:paragraph-properties style:writing-mode="lr-tb"/>
    </style:style>
    <style:style style:name="gr4" style:family="graphic" style:parent-style-name="EG_20_Text">
      <style:graphic-properties draw:auto-grow-height="true" draw:auto-grow-width="true" fo:min-height="0.628cm" fo:min-width="2.669cm"/>
      <style:paragraph-properties style:writing-mode="lr-tb"/>
    </style:style>
    <style:style style:name="gr5" style:family="graphic" style:parent-style-name="EG_20_Text">
      <style:graphic-properties draw:auto-grow-height="true" draw:auto-grow-width="true" fo:min-height="0.628cm" fo:min-width="2.572cm"/>
      <style:paragraph-properties style:writing-mode="lr-tb"/>
    </style:style>
    <style:style style:name="gr6" style:family="graphic" style:parent-style-name="EG_20_Text">
      <style:graphic-properties draw:auto-grow-height="true" draw:auto-grow-width="true" fo:min-height="0.628cm" fo:min-width="1.975cm"/>
      <style:paragraph-properties style:writing-mode="lr-tb"/>
    </style:style>
    <style:style style:name="gr7" style:family="graphic" style:parent-style-name="EG_20_arrow">
      <style:graphic-properties draw:textarea-vertical-align="middle"/>
    </style:style>
    <style:style style:name="gr8" style:family="graphic" style:parent-style-name="EG_20_box">
      <style:graphic-properties draw:textarea-vertical-align="middle" draw:auto-grow-height="false" fo:min-height="0.458cm" fo:min-width="0.208cm"/>
    </style:style>
    <style:style style:name="gr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.04cm, 0cm, 20.546cm, 39.47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frame draw:style-name="gr1" draw:text-style-name="P1" draw:layer="layout" svg:width="18.999cm" svg:height="12.728cm" svg:x="1cm" svg:y="1.272cm">
            <draw:image xlink:href="Pictures/10000201000004BF0000032E76481F00181191D8.png" xlink:type="simple" xlink:show="embed" xlink:actuate="onLoad" draw:mime-type="image/png">
              <text:p/>
            </draw:image>
          </draw:frame>
          <draw:polygon draw:style-name="gr2" draw:text-style-name="P2" draw:layer="layout" svg:width="13.249cm" svg:height="8.999cm" svg:x="1.311cm" svg:y="2.461cm" svg:viewBox="0 0 13250 9000" draw:points="0,0 13250,0 13250,9000 0,9000">
            <text:p/>
          </draw:polygon>
          <draw:polygon draw:style-name="gr2" draw:text-style-name="P2" draw:layer="layout" svg:width="4.999cm" svg:height="3.288cm" svg:x="14.75cm" svg:y="2.461cm" svg:viewBox="0 0 5000 3289" draw:points="0,0 5000,0 5000,3289 0,3289">
            <text:p/>
          </draw:polygon>
          <draw:polygon draw:style-name="gr2" draw:text-style-name="P2" draw:layer="layout" svg:width="4.999cm" svg:height="7.538cm" svg:x="14.75cm" svg:y="5.961cm" svg:viewBox="0 0 5000 7539" draw:points="0,0 5000,0 5000,7539 0,7539">
            <text:p/>
          </draw:polygon>
          <draw:polygon draw:style-name="gr2" draw:text-style-name="P2" draw:layer="layout" svg:width="13.249cm" svg:height="1.868cm" svg:x="1.311cm" svg:y="11.631cm" svg:viewBox="0 0 13250 1869" draw:points="0,0 13250,0 13250,1869 0,1869">
            <text:p/>
          </draw:polygon>
          <draw:frame draw:style-name="gr3" draw:text-style-name="P3" draw:layer="layout" svg:width="3.635cm" svg:height="0.9cm" svg:x="11cm" svg:y="10.6cm">
            <draw:text-box>
              <text:p>3D Viewport</text:p>
            </draw:text-box>
          </draw:frame>
          <draw:frame draw:style-name="gr4" draw:text-style-name="P3" draw:layer="layout" svg:width="3.169cm" svg:height="0.878cm" svg:x="11.42cm" svg:y="12.633cm">
            <draw:text-box>
              <text:p>Text Editor</text:p>
            </draw:text-box>
          </draw:frame>
          <draw:frame draw:style-name="gr5" draw:text-style-name="P3" draw:layer="layout" svg:width="3.072cm" svg:height="0.878cm" svg:x="16.663cm" svg:y="12.633cm">
            <draw:text-box>
              <text:p>Properties</text:p>
            </draw:text-box>
          </draw:frame>
          <draw:frame draw:style-name="gr6" draw:text-style-name="P3" draw:layer="layout" svg:width="2.475cm" svg:height="0.878cm" svg:x="17.26cm" svg:y="4.9cm">
            <draw:text-box>
              <text:p>Outliner</text:p>
            </draw:text-box>
          </draw:frame>
        </draw:g>
        <draw:g>
          <draw:frame draw:style-name="gr1" draw:text-style-name="P1" draw:layer="layout" svg:width="8.545cm" svg:height="14.048cm" svg:x="18.199cm" svg:y="13.952cm">
            <draw:image xlink:href="Pictures/100002010000014300000213290E0ECB13D46F3C.png" xlink:type="simple" xlink:show="embed" xlink:actuate="onLoad" draw:mime-type="image/png">
              <text:p/>
            </draw:image>
          </draw:frame>
          <draw:line draw:style-name="gr7" draw:text-style-name="P2" draw:layer="layout" svg:x1="18.5cm" svg:y1="19.445cm" svg:x2="18cm" svg:y2="20.445cm">
            <text:p/>
          </draw:line>
          <draw:line draw:style-name="gr7" draw:text-style-name="P2" draw:layer="layout" svg:x1="19.638cm" svg:y1="25.272cm" svg:x2="19.138cm" svg:y2="24.272cm">
            <text:p/>
          </draw:line>
          <draw:line draw:style-name="gr7" draw:text-style-name="P2" draw:layer="layout" svg:x1="20.25cm" svg:y1="19cm" svg:x2="19.75cm" svg:y2="20cm">
            <text:p/>
          </draw:line>
        </draw:g>
        <draw:g>
          <draw:frame draw:style-name="gr1" draw:text-style-name="P1" draw:layer="layout" svg:width="8.545cm" svg:height="12.699cm" svg:x="7.705cm" svg:y="15cm">
            <draw:image xlink:href="Pictures/1000020100000143000001E081E3602A3EB6B60E.png" xlink:type="simple" xlink:show="embed" xlink:actuate="onLoad" draw:mime-type="image/png">
              <text:p/>
            </draw:image>
          </draw:frame>
          <draw:line draw:style-name="gr7" draw:text-style-name="P2" draw:layer="layout" svg:x1="7.955cm" svg:y1="18.25cm" svg:x2="7.455cm" svg:y2="19.25cm">
            <text:p/>
          </draw:line>
          <draw:line draw:style-name="gr7" draw:text-style-name="P2" draw:layer="layout" svg:x1="10.905cm" svg:y1="22.8cm" svg:x2="10.405cm" svg:y2="21.8cm">
            <text:p/>
          </draw:line>
          <draw:line draw:style-name="gr7" draw:text-style-name="P2" draw:layer="layout" svg:x1="9.155cm" svg:y1="23.35cm" svg:x2="8.655cm" svg:y2="22.35cm">
            <text:p/>
          </draw:line>
          <draw:line draw:style-name="gr7" draw:text-style-name="P2" draw:layer="layout" svg:x1="9.5cm" svg:y1="18cm" svg:x2="9cm" svg:y2="19cm">
            <text:p/>
          </draw:line>
        </draw:g>
        <draw:g>
          <draw:frame draw:style-name="gr1" draw:text-style-name="P1" draw:layer="layout" svg:width="8.492cm" svg:height="12.593cm" svg:x="-1.992cm" svg:y="14.907cm">
            <draw:image xlink:href="Pictures/1000020100000141000001DC99D73B1F25157543.png" xlink:type="simple" xlink:show="embed" xlink:actuate="onLoad" draw:mime-type="image/png">
              <text:p/>
            </draw:image>
          </draw:frame>
          <draw:line draw:style-name="gr7" draw:text-style-name="P2" draw:layer="layout" svg:x1="-1.792cm" svg:y1="17.293cm" svg:x2="-2.292cm" svg:y2="18.293cm">
            <text:p/>
          </draw:line>
          <draw:line draw:style-name="gr7" draw:text-style-name="P2" draw:layer="layout" svg:x1="-0.1cm" svg:y1="16.907cm" svg:x2="-0.6cm" svg:y2="17.907cm">
            <text:p/>
          </draw:line>
        </draw:g>
        <draw:g>
          <draw:frame draw:style-name="gr1" draw:text-style-name="P1" draw:layer="layout" svg:width="18.999cm" svg:height="12.968cm" svg:x="1.277cm" svg:y="28.7cm">
            <draw:image xlink:href="Pictures/10000201000003590000024967501CA9EE338047.png" xlink:type="simple" xlink:show="embed" xlink:actuate="onLoad" draw:mime-type="image/png">
              <text:p/>
            </draw:image>
          </draw:frame>
          <draw:line draw:style-name="gr7" draw:text-style-name="P2" draw:layer="layout" svg:x1="19.75cm" svg:y1="33.5cm" svg:x2="19.25cm" svg:y2="34.5cm">
            <text:p/>
          </draw:line>
          <draw:polygon draw:style-name="gr2" draw:text-style-name="P2" draw:layer="layout" svg:width="5.025cm" svg:height="4.499cm" svg:x="15.25cm" svg:y="29.388cm" svg:viewBox="0 0 5026 4500" draw:points="0,0 5026,0 5026,4500 0,4500">
            <text:p/>
          </draw:polygon>
          <draw:frame draw:style-name="gr3" draw:text-style-name="P3" draw:layer="layout" svg:width="2.499cm" svg:height="0.9cm" svg:x="15.251cm" svg:y="33cm">
            <draw:text-box>
              <text:p>Sidebar</text:p>
            </draw:text-box>
          </draw:frame>
          <draw:line draw:style-name="gr7" draw:text-style-name="P2" draw:layer="layout" svg:x1="3.75cm" svg:y1="29.25cm" svg:x2="4.25cm" svg:y2="30.25cm">
            <text:p/>
          </draw:line>
        </draw:g>
        <draw:g>
          <draw:frame draw:style-name="gr1" draw:text-style-name="P1" draw:layer="layout" svg:width="8.492cm" svg:height="12.593cm" svg:x="-8.742cm" svg:y="28.25cm">
            <draw:image xlink:href="Pictures/1000020100000141000001DC99D73B1F25157543.png" xlink:type="simple" xlink:show="embed" xlink:actuate="onLoad" draw:mime-type="image/png">
              <text:p/>
            </draw:image>
          </draw:frame>
          <draw:line draw:style-name="gr7" draw:text-style-name="P2" draw:layer="layout" svg:x1="-8.542cm" svg:y1="30.636cm" svg:x2="-9.042cm" svg:y2="31.636cm">
            <text:p/>
          </draw:line>
          <draw:polygon draw:style-name="gr2" draw:text-style-name="P2" draw:layer="layout" svg:width="6.275cm" svg:height="0.784cm" svg:x="-6.561cm" svg:y="30.925cm" svg:viewBox="0 0 6276 785" draw:points="0,0 6276,0 6276,785 0,785">
            <text:p/>
          </draw:polygon>
        </draw:g>
        <draw:g>
          <draw:frame draw:style-name="gr1" draw:text-style-name="P1" draw:layer="layout" svg:width="10.635cm" svg:height="6.878cm" svg:x="29.365cm" svg:y="19cm">
            <draw:image xlink:href="Pictures/100002010000019200000104280720BDB0F316FD.png" xlink:type="simple" xlink:show="embed" xlink:actuate="onLoad" draw:mime-type="image/png">
              <text:p/>
            </draw:image>
          </draw:frame>
          <draw:line draw:style-name="gr7" draw:text-style-name="P2" draw:layer="layout" svg:x1="32.15cm" svg:y1="24.928cm" svg:x2="31.65cm" svg:y2="25.928cm">
            <text:p/>
          </draw:line>
        </draw:g>
        <draw:g>
          <draw:frame draw:style-name="gr1" draw:text-style-name="P1" draw:layer="layout" svg:width="10.688cm" svg:height="10.847cm" svg:x="29.25cm" svg:y="7.25cm">
            <draw:image xlink:href="Pictures/10000201000001940000019A6338ECED2D053E72.png" xlink:type="simple" xlink:show="embed" xlink:actuate="onLoad" draw:mime-type="image/png">
              <text:p/>
            </draw:image>
          </draw:frame>
          <draw:line draw:style-name="gr7" draw:text-style-name="P2" draw:layer="layout" svg:x1="32.038cm" svg:y1="13.8cm" svg:x2="31.538cm" svg:y2="14.8cm">
            <text:p/>
          </draw:line>
          <draw:line draw:style-name="gr7" draw:text-style-name="P2" draw:layer="layout" svg:x1="33.118cm" svg:y1="15.01cm" svg:x2="32.618cm" svg:y2="16.01cm">
            <text:p/>
          </draw:line>
          <draw:line draw:style-name="gr7" draw:text-style-name="P2" draw:layer="layout" svg:x1="33.924cm" svg:y1="14.218cm" svg:x2="32.807cm" svg:y2="14.169cm">
            <text:p/>
          </draw:line>
        </draw:g>
        <draw:g>
          <draw:frame draw:style-name="gr1" draw:text-style-name="P1" draw:layer="layout" svg:width="15.265cm" svg:height="13.122cm" svg:x="25.5cm" svg:y="29.378cm">
            <draw:image xlink:href="Pictures/1000020100000241000001F09742A6F98C2243B4.png" xlink:type="simple" xlink:show="embed" xlink:actuate="onLoad" draw:mime-type="image/png">
              <text:p/>
            </draw:image>
          </draw:frame>
          <draw:line draw:style-name="gr7" draw:text-style-name="P2" draw:layer="layout" svg:x1="29.75cm" svg:y1="38.088cm" svg:x2="29.25cm" svg:y2="39.088cm">
            <text:p/>
          </draw:line>
          <draw:line draw:style-name="gr7" draw:text-style-name="P2" draw:layer="layout" svg:x1="35.239cm" svg:y1="38.073cm" svg:x2="34.173cm" svg:y2="37.736cm">
            <text:p/>
          </draw:line>
          <draw:line draw:style-name="gr7" draw:text-style-name="P2" draw:layer="layout" svg:x1="34.555cm" svg:y1="39.217cm" svg:x2="33.489cm" svg:y2="38.88cm">
            <text:p/>
          </draw:line>
          <draw:line draw:style-name="gr7" draw:text-style-name="P2" draw:layer="layout" svg:x1="34.383cm" svg:y1="34.571cm" svg:x2="33.317cm" svg:y2="34.234cm">
            <text:p/>
          </draw:line>
          <draw:line draw:style-name="gr7" draw:text-style-name="P2" draw:layer="layout" svg:x1="34.577cm" svg:y1="32.827cm" svg:x2="33.511cm" svg:y2="32.49cm">
            <text:p/>
          </draw:line>
        </draw:g>
        <draw:g>
          <draw:frame draw:style-name="gr1" draw:text-style-name="P1" draw:layer="layout" svg:width="18.999cm" svg:height="10.993cm" svg:x="23cm" svg:y="-6.493cm">
            <draw:image xlink:href="Pictures/10000201000002EE000001B2C76C2CE5859776EA.png" xlink:type="simple" xlink:show="embed" xlink:actuate="onLoad" draw:mime-type="image/png">
              <text:p/>
            </draw:image>
          </draw:frame>
          <draw:line draw:style-name="gr7" draw:text-style-name="P2" draw:layer="layout" svg:x1="35.872cm" svg:y1="-3.182cm" svg:x2="34.806cm" svg:y2="-3.519cm">
            <text:p/>
          </draw:line>
          <draw:line draw:style-name="gr7" draw:text-style-name="P2" draw:layer="layout" svg:x1="28.178cm" svg:y1="0.15cm" svg:x2="27.112cm" svg:y2="-0.187cm">
            <text:p/>
          </draw:line>
          <draw:line draw:style-name="gr7" draw:text-style-name="P2" draw:layer="layout" svg:x1="23.728cm" svg:y1="1.438cm" svg:x2="22.662cm" svg:y2="1.101cm">
            <text:p/>
          </draw:line>
          <draw:line draw:style-name="gr7" draw:text-style-name="P2" draw:layer="layout" svg:x1="35.222cm" svg:y1="0.706cm" svg:x2="34.156cm" svg:y2="0.369cm">
            <text:p/>
          </draw:line>
          <draw:line draw:style-name="gr7" draw:text-style-name="P2" draw:layer="layout" svg:x1="35.872cm" svg:y1="1.294cm" svg:x2="34.806cm" svg:y2="0.957cm">
            <text:p/>
          </draw:line>
        </draw:g>
        <draw:g>
          <draw:frame draw:style-name="gr1" draw:text-style-name="P1" draw:layer="layout" svg:width="18.999cm" svg:height="14.96cm" svg:x="-21cm" svg:y="-4.71cm">
            <draw:image xlink:href="Pictures/100002010000036B000002B1287075B19C8188F8.png" xlink:type="simple" xlink:show="embed" xlink:actuate="onLoad" draw:mime-type="image/png">
              <text:p/>
            </draw:image>
          </draw:frame>
          <draw:g>
            <draw:polygon draw:style-name="gr2" draw:text-style-name="P2" draw:layer="layout" svg:width="7.381cm" svg:height="8.999cm" svg:x="-9.878cm" svg:y="-0.247cm" svg:viewBox="0 0 7382 9000" draw:points="0,0 7382,0 7382,9000 0,9000">
              <text:p/>
            </draw:polygon>
            <draw:frame draw:style-name="gr3" draw:text-style-name="P3" draw:layer="layout" svg:width="5.074cm" svg:height="0.9cm" svg:x="-7.496cm" svg:y="7.892cm">
              <draw:text-box>
                <text:p>GEOM Properties</text:p>
              </draw:text-box>
            </draw:frame>
          </draw:g>
          <draw:g>
            <draw:polygon draw:style-name="gr2" draw:text-style-name="P2" draw:layer="layout" svg:width="4.881cm" svg:height="6.249cm" svg:x="-14.75cm" svg:y="-2.5cm" svg:viewBox="0 0 4882 6250" draw:points="0,0 4882,0 4882,6250 0,6250">
              <text:p/>
            </draw:polygon>
            <draw:frame draw:style-name="gr3" draw:text-style-name="P3" draw:layer="layout" svg:width="4.368cm" svg:height="0.9cm" svg:x="-19cm" svg:y="3cm">
              <draw:text-box>
                <text:p>GEOM Sidebar</text:p>
              </draw:text-box>
            </draw:frame>
          </draw:g>
        </draw:g>
      </draw:page>
      <draw:page draw:name="page2" draw:style-name="dp1" draw:master-page-name="Predefinito">
        <draw:g>
          <draw:frame draw:style-name="gr1" draw:text-style-name="P1" draw:layer="layout" svg:width="18.999cm" svg:height="13.348cm" svg:x="7.097cm" svg:y="-1.222cm">
            <draw:image xlink:href="Pictures/10000201000003020000021D4556CBA78815F7DE.png" xlink:type="simple" xlink:show="embed" xlink:actuate="onLoad" draw:mime-type="image/png">
              <text:p/>
            </draw:image>
          </draw:frame>
          <draw:g>
            <draw:polygon draw:style-name="gr2" draw:text-style-name="P2" draw:layer="layout" svg:width="6.999cm" svg:height="2.849cm" svg:x="19cm" svg:y="-0.5cm" svg:viewBox="0 0 7000 2850" draw:points="0,0 7000,0 7000,2850 0,2850">
              <text:p/>
            </draw:polygon>
            <draw:frame draw:style-name="gr3" draw:text-style-name="P3" draw:layer="layout" svg:width="4.368cm" svg:height="0.9cm" svg:x="26cm" svg:y="-0.5cm">
              <draw:text-box>
                <text:p>Material Slots</text:p>
              </draw:text-box>
            </draw:frame>
          </draw:g>
          <draw:line draw:style-name="gr7" draw:text-style-name="P2" draw:layer="layout" svg:x1="25.3cm" svg:y1="2.85cm" svg:x2="25.8cm" svg:y2="3.85cm">
            <text:p/>
          </draw:line>
          <draw:g>
            <draw:line draw:style-name="gr7" draw:text-style-name="P2" draw:layer="layout" svg:x1="18.37cm" svg:y1="4.072cm" svg:x2="17.87cm" svg:y2="5.072cm">
              <text:p/>
            </draw:line>
            <draw:custom-shape draw:style-name="gr8" draw:text-style-name="P2" draw:layer="layout" svg:width="1cm" svg:height="1cm" svg:x="18.074cm" svg:y="3.1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1" draw:text-style-name="P1" draw:layer="layout" svg:width="18.999cm" svg:height="10.6cm" svg:x="-14cm" svg:y="-1.1cm">
            <draw:image xlink:href="Pictures/1000020100000308000001B1878540571C0F6A42.png" xlink:type="simple" xlink:show="embed" xlink:actuate="onLoad" draw:mime-type="image/png">
              <text:p/>
            </draw:image>
          </draw:frame>
          <draw:line draw:style-name="gr7" draw:text-style-name="P2" draw:layer="layout" svg:x1="-0.606cm" svg:y1="3.774cm" svg:x2="-1.106cm" svg:y2="4.774cm">
            <text:p/>
          </draw:line>
          <draw:g>
            <draw:line draw:style-name="gr7" draw:text-style-name="P2" draw:layer="layout" svg:x1="-2.726cm" svg:y1="2.072cm" svg:x2="-3.226cm" svg:y2="3.072cm">
              <text:p/>
            </draw:line>
            <draw:custom-shape draw:style-name="gr8" draw:text-style-name="P2" draw:layer="layout" svg:width="1cm" svg:height="1cm" svg:x="-3.022cm" svg:y="1.1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1" draw:text-style-name="P1" draw:layer="layout" svg:width="18.361cm" svg:height="9.842cm" svg:x="-13.611cm" svg:y="11.75cm">
            <draw:image xlink:href="Pictures/10000201000002B6000001745897B386F1136A1F.png" xlink:type="simple" xlink:show="embed" xlink:actuate="onLoad" draw:mime-type="image/png">
              <text:p/>
            </draw:image>
          </draw:frame>
          <draw:line draw:style-name="gr7" draw:text-style-name="P2" draw:layer="layout" svg:x1="1.868cm" svg:y1="16.276cm" svg:x2="1.368cm" svg:y2="17.276cm">
            <text:p/>
          </draw:line>
        </draw:g>
      </draw:page>
      <draw:page draw:name="page3" draw:style-name="dp1" draw:master-page-name="Predefinito">
        <draw:g>
          <draw:frame draw:style-name="gr9" draw:text-style-name="P2" draw:layer="layout" svg:width="4.249cm" svg:height="2.312cm" svg:x="14.501cm" svg:y="11.889cm">
            <draw:image xlink:href="Pictures/10000201000007820000041A0E2BE88735066267.png" xlink:type="simple" xlink:show="embed" xlink:actuate="onLoad" draw:mime-type="image/png">
              <text:p/>
            </draw:image>
          </draw:frame>
          <draw:line draw:style-name="gr7" draw:text-style-name="P2" draw:layer="layout" svg:x1="18.512cm" svg:y1="13.548cm" svg:x2="18.012cm" svg:y2="14.54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Estremità_20_linea_20_2" draw:display-name="Estremità line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G_20_box" style:display-name="EG box" style:family="graphic" style:parent-style-name="objectwithoutfill">
      <style:graphic-properties svg:stroke-width="0.1cm" svg:stroke-color="#f10d0c" draw:marker-start-width="0.35cm" draw:marker-end-width="0.35cm" draw:fill-gradient-name="Gradient_20_1" draw:fill-hatch-name="Red_20_90_20_Degrees_20_Crossed_20_1" draw:fill-image-name="Bitmap_20_1"/>
    </style:style>
    <style:style style:name="EG_20_Text" style:display-name="EG Text" style:family="graphic" style:parent-style-name="standard">
      <style:graphic-properties draw:stroke="none" draw:fill="none" draw:fill-gradient-name="Gradient_20_1" draw:fill-hatch-name="Red_20_90_20_Degrees_20_Crossed_20_1" draw:fill-image-name="Bitmap_20_1"/>
      <style:text-properties fo:color="#f10d0c" loext:opacity="100%" fo:font-size="16pt" style:font-relief="none"/>
    </style:style>
    <style:style style:name="EG_20_arrow" style:display-name="EG arrow" style:family="graphic" style:parent-style-name="EG_20_box">
      <style:graphic-properties svg:stroke-width="0.2cm" draw:marker-start="Estremità_20_linea_20_2" draw:marker-start-width="0.6cm" draw:marker-end-width="0.5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6T08:46:14.261007769</meta:creation-date>
    <dc:date>2021-07-06T12:16:54.343642757</dc:date>
    <meta:editing-duration>PT5H57M20S</meta:editing-duration>
    <meta:editing-cycles>9</meta:editing-cycles>
    <meta:generator>LibreOffice/7.1.4.2$Linux_X86_64 LibreOffice_project/10$Build-2</meta:generator>
    <meta:document-statistic meta:object-count="86"/>
  </office:meta>
</office:document-meta>
</file>